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da15"/>
    </style:style>
    <style:style style:name="P2" style:family="paragraph" style:parent-style-name="Standard">
      <style:text-properties officeooo:paragraph-rsid="000c0f25"/>
    </style:style>
    <style:style style:name="P3" style:family="paragraph" style:parent-style-name="Standard">
      <style:text-properties officeooo:rsid="000ce944" officeooo:paragraph-rsid="000ce944"/>
    </style:style>
    <style:style style:name="P4" style:family="paragraph" style:parent-style-name="Standard">
      <style:text-properties officeooo:rsid="000feb1c" officeooo:paragraph-rsid="000feb1c"/>
    </style:style>
    <style:style style:name="P5" style:family="paragraph" style:parent-style-name="Standard">
      <style:text-properties officeooo:rsid="00118782" officeooo:paragraph-rsid="00118782"/>
    </style:style>
    <style:style style:name="P6" style:family="paragraph" style:parent-style-name="Standard">
      <style:paragraph-properties fo:text-align="center" style:justify-single-word="false"/>
      <style:text-properties officeooo:rsid="00043d96" officeooo:paragraph-rsid="00043d96"/>
    </style:style>
    <style:style style:name="P7" style:family="paragraph" style:parent-style-name="Text_20_body">
      <style:text-properties officeooo:paragraph-rsid="00043d96"/>
    </style:style>
    <style:style style:name="P8" style:family="paragraph" style:parent-style-name="Text_20_body">
      <style:text-properties officeooo:paragraph-rsid="00055ca0"/>
    </style:style>
    <style:style style:name="P9" style:family="paragraph" style:parent-style-name="Standard" style:list-style-name="L1"/>
    <style:style style:name="P10" style:family="paragraph" style:parent-style-name="Standard">
      <style:paragraph-properties fo:text-align="center" style:justify-single-word="false"/>
      <style:text-properties officeooo:rsid="00043d96" officeooo:paragraph-rsid="00043d96"/>
    </style:style>
    <style:style style:name="P11" style:family="paragraph" style:parent-style-name="Standard">
      <style:text-properties officeooo:rsid="000feb1c" officeooo:paragraph-rsid="000feb1c"/>
    </style:style>
    <style:style style:name="P12" style:family="paragraph" style:parent-style-name="Standard">
      <style:text-properties officeooo:paragraph-rsid="000c0f25"/>
    </style:style>
    <style:style style:name="P13" style:family="paragraph" style:parent-style-name="Subtitle">
      <style:text-properties officeooo:rsid="001c5e9b" officeooo:paragraph-rsid="001c5e9b"/>
    </style:style>
    <style:style style:name="T1" style:family="text">
      <style:text-properties officeooo:rsid="00043d9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3d96" style:font-weight-asian="bold" style:font-weight-complex="bold"/>
    </style:style>
    <style:style style:name="T4" style:family="text">
      <style:text-properties fo:font-weight="bold" officeooo:rsid="00055ca0" style:font-weight-asian="bold" style:font-weight-complex="bold"/>
    </style:style>
    <style:style style:name="T5" style:family="text">
      <style:text-properties officeooo:rsid="00055ca0"/>
    </style:style>
    <style:style style:name="T6" style:family="text">
      <style:text-properties officeooo:rsid="00089302"/>
    </style:style>
    <style:style style:name="T7" style:family="text">
      <style:text-properties officeooo:rsid="000bda15"/>
    </style:style>
    <style:style style:name="T8" style:family="text">
      <style:text-properties officeooo:rsid="0018fd4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DATA STRUCTURES LAB</text:span> </text:p>
      <text:p text:style-name="P6">AMAL NATH M </text:p>
      <text:p text:style-name="P6">R3 11</text:p>
      <text:p text:style-name="P6"/>
      <text:p text:style-name="P13">EXPERIMENT 3</text:p>
      <text:p text:style-name="Text_20_body"/>
      <text:p text:style-name="P7"><text:span text:style-name="T3">AIM</text:span><text:span text:style-name="T1"> :- Write a program to read two polynomials and store them in an array. Calculate the sum of the two polynomials and display the first polynomial, second polynomial and the resultant polynomial.</text:span></text:p>
      <text:p text:style-name="P7"/>
      <text:p text:style-name="P8"><text:span text:style-name="T3">DATA STRUCTURE USED</text:span><text:span text:style-name="T1"> :- </text:span><text:span text:style-name="T5">ARRAY is the data structure used.</text:span></text:p>
      <text:p text:style-name="P8"/>
      <text:p text:style-name="P8"><text:span text:style-name="T4">ALGORITHM</text:span><text:span text:style-name="T5"> :-</text:span></text:p>
      <text:p text:style-name="Standard">START</text:p>
      <text:list xml:id="list2551403466" text:style-name="L1">
        <text:list-item>
          <text:p text:style-name="P9">Initialise the exponent and coeffcient arrays and t1 (no of terms in <text:span text:style-name="T8">p</text:span>1), t2 (no of terms in <text:span text:style-name="T8">p</text:span>2) </text:p>
        </text:list-item>
        <text:list-item>
          <text:p text:style-name="P9">Read the first polynomial and store it in the p1 coeff and exp arrays</text:p>
        </text:list-item>
        <text:list-item>
          <text:p text:style-name="P9">Read the second polynomial to the p2 coeff and exp arrays</text:p>
        </text:list-item>
        <text:list-item>
          <text:p text:style-name="P9">while i&lt;=t1 || j&lt;=t2 </text:p>
          <text:list>
            <text:list-header>
              <text:p text:style-name="P9">if i &gt;= t1</text:p>
              <text:list>
                <text:list-item>
                  <text:list>
                    <text:list-item>
                      <text:list>
                        <text:list-header>
                          <text:p text:style-name="P9">p3.exp[k] = p2.exp[j]</text:p>
                        </text:list-header>
                      </text:list>
                    </text:list-item>
                  </text:list>
                  <text:p text:style-name="P9"><text:tab/>p3.coeff[k] = p2.coeff[j]</text:p>
                  <text:p text:style-name="P9"><text:tab/>j++, k++</text:p>
                </text:list-item>
              </text:list>
              <text:p text:style-name="P9"><text:span text:style-name="T6">else if j &gt;= t2</text:span> </text:p>
              <text:list text:continue-numbering="true">
                <text:list-header>
                  <text:p text:style-name="P9"><text:s text:c="6"/><text:tab/>p3.exp[k] = p1.exp[i]</text:p>
                </text:list-header>
              </text:list>
            </text:list-header>
          </text:list>
        </text:list-item>
      </text:list>
      <text:p text:style-name="Standard"><text:tab/><text:tab/> <text:s text:c="5"/><text:tab/>p3.coeff[k] = p1.coeff[i]</text:p>
      <text:p text:style-name="Standard"><text:tab/><text:tab/><text:tab/>i++, k++</text:p>
      <text:p text:style-name="Standard"><text:tab/> <text:s text:c="5"/>else if <text:s/>p1.exp[i] == p2.exp[j]</text:p>
      <text:p text:style-name="Standard"><text:tab/><text:tab/><text:tab/>p3.coeff[k] = p1.coeff[i] + p2.coeff[j]</text:p>
      <text:p text:style-name="Standard"><text:tab/><text:tab/><text:tab/>p3.exp[k] = p1.exp[i]</text:p>
      <text:p text:style-name="Standard"><text:tab/><text:tab/><text:tab/>i++, j++, k++</text:p>
      <text:p text:style-name="Standard"><text:tab/> <text:s text:c="6"/>else if p1.exp[i] &gt; p2.exp[j]</text:p>
      <text:p text:style-name="Standard"><text:s/><text:tab/><text:tab/><text:tab/>p3.exp[k] = p1.exp[i]</text:p>
      <text:p text:style-name="Standard"><text:tab/><text:tab/><text:tab/>p3.coeff[k] = p1.coeff[i]</text:p>
      <text:p text:style-name="Standard"><text:tab/><text:tab/><text:tab/>i++, k++</text:p>
      <text:p text:style-name="Standard"><text:tab/> <text:s text:c="6"/>else</text:p>
      <text:p text:style-name="Standard"><text:tab/><text:tab/><text:tab/>p3.exp[k] = p2.exp[j]</text:p>
      <text:p text:style-name="Standard"><text:tab/><text:tab/><text:tab/>p3.coeff[k] = p2.coeff[j]</text:p>
      <text:p text:style-name="P1"><text:tab/><text:tab/><text:tab/>j++, k++</text:p>
      <text:p text:style-name="P2"><text:span text:style-name="T7"><text:s text:c="6"/>5. <text:s text:c="2"/></text:span>Print <text:span text:style-name="T8">p</text:span>1, <text:span text:style-name="T8">p</text:span>2 and <text:span text:style-name="T8">p</text:span>3</text:p>
      <text:p text:style-name="P2">STOP</text:p>
      <text:p text:style-name="P2"/>
      <text:p text:style-name="P2"/>
      <text:p text:style-name="P2"/>
      <text:p text:style-name="P3"><text:span text:style-name="T2">PROGRAM CODE</text:span> :- </text:p>
      <text:p text:style-name="P3"><text:soft-page-break/></text:p>
      <text:p text:style-name="Standard">#include&lt;stdio.h&gt;</text:p>
      <text:p text:style-name="Standard">#include&lt;stdlib.h&gt;</text:p>
      <text:p text:style-name="Standard"/>
      <text:p text:style-name="Standard">struct poly</text:p>
      <text:p text:style-name="Standard">{</text:p>
      <text:p text:style-name="Standard"><text:tab/>int coeff[20];</text:p>
      <text:p text:style-name="Standard"><text:tab/>int exp[20];</text:p>
      <text:p text:style-name="Standard">};</text:p>
      <text:p text:style-name="Standard"/>
      <text:p text:style-name="Standard">void main()</text:p>
      <text:p text:style-name="Standard">{</text:p>
      <text:p text:style-name="Standard"><text:tab/>struct poly p1, p2, p3;<text:tab/></text:p>
      <text:p text:style-name="Standard"><text:tab/>int t1, t2, i=0, j=0, k=0;</text:p>
      <text:p text:style-name="Standard"/>
      <text:p text:style-name="Standard"><text:tab/>printf("Enter the no. of terms in first polynomial\n");</text:p>
      <text:p text:style-name="Standard"><text:tab/>scanf("%d", &amp;t1);</text:p>
      <text:p text:style-name="Standard"/>
      <text:p text:style-name="Standard"><text:tab/>printf("Enter the no. of terms in second polynomial\n");</text:p>
      <text:p text:style-name="Standard"><text:tab/>scanf("%d", &amp;t2);</text:p>
      <text:p text:style-name="Standard"/>
      <text:p text:style-name="Standard"><text:tab/>printf("Enter the first polynomial (Eg:- ax^2 + b^x + c) in the decreasing order of the powers of the terms \nand in such a way that the coefficient of the first term (Here,a) is entered first \nand then the power of the variable in the same term (Here,2)\n");</text:p>
      <text:p text:style-name="Standard"/>
      <text:p text:style-name="Standard"><text:tab/>for(i=0;i&lt;t1;i++)</text:p>
      <text:p text:style-name="Standard"><text:tab/>{</text:p>
      <text:p text:style-name="Standard"><text:tab/><text:tab/>scanf("%d", &amp;p1.coeff[i]);</text:p>
      <text:p text:style-name="Standard"><text:tab/><text:tab/>scanf("%d", &amp;p1.exp[i]);</text:p>
      <text:p text:style-name="Standard"><text:tab/>}</text:p>
      <text:p text:style-name="Standard"><text:tab/></text:p>
      <text:p text:style-name="Standard"><text:tab/>printf("Enter the second polynomial as mentioned above\n");</text:p>
      <text:p text:style-name="Standard"/>
      <text:p text:style-name="Standard"><text:tab/>for(j=0;j&lt;t2;j++)</text:p>
      <text:p text:style-name="Standard"><text:tab/>{</text:p>
      <text:p text:style-name="Standard"><text:tab/><text:tab/>scanf("%d", &amp;p2.coeff[j]);</text:p>
      <text:p text:style-name="Standard"><text:tab/><text:tab/>scanf("%d", &amp;p2.exp[j]);</text:p>
      <text:p text:style-name="Standard"><text:tab/>}</text:p>
      <text:p text:style-name="Standard"><text:tab/></text:p>
      <text:p text:style-name="Standard"><text:tab/>i=0, j=0;</text:p>
      <text:p text:style-name="Standard"><text:tab/></text:p>
      <text:p text:style-name="Standard"><text:tab/>while (i&lt;t1 || j&lt;t2)</text:p>
      <text:p text:style-name="Standard"><text:tab/>{</text:p>
      <text:p text:style-name="Standard"><text:tab/><text:tab/>if (i&gt;=t1)</text:p>
      <text:p text:style-name="Standard"><text:tab/><text:tab/>{</text:p>
      <text:p text:style-name="Standard"><text:tab/><text:tab/><text:tab/>p3.exp[k] = p2.exp[j];</text:p>
      <text:p text:style-name="Standard"><text:tab/><text:tab/><text:tab/>p3.coeff[k] = p2.coeff[j];</text:p>
      <text:p text:style-name="Standard"><text:tab/><text:tab/><text:tab/>j++, k++;</text:p>
      <text:p text:style-name="Standard"><text:tab/><text:tab/>}</text:p>
      <text:p text:style-name="Standard"><text:tab/><text:tab/></text:p>
      <text:p text:style-name="Standard"><text:tab/><text:tab/>else if (j&gt;=t2)</text:p>
      <text:p text:style-name="Standard"><text:tab/><text:tab/>{</text:p>
      <text:p text:style-name="Standard"><text:soft-page-break/><text:tab/><text:tab/><text:tab/>p3.exp[k] = p1.exp[i];</text:p>
      <text:p text:style-name="Standard"><text:tab/><text:tab/><text:tab/>p3.coeff[k] = p1.coeff[i];</text:p>
      <text:p text:style-name="Standard"><text:tab/><text:tab/><text:tab/>i++, k++;</text:p>
      <text:p text:style-name="Standard"><text:tab/><text:tab/>}<text:tab/></text:p>
      <text:p text:style-name="Standard"><text:tab/><text:tab/>else if (p1.exp[i] == p2.exp[j])</text:p>
      <text:p text:style-name="Standard"><text:tab/><text:tab/>{</text:p>
      <text:p text:style-name="Standard"><text:tab/><text:tab/><text:tab/>p3.coeff[k] = p1.coeff[i] + p2.coeff[j];</text:p>
      <text:p text:style-name="Standard"><text:tab/><text:tab/><text:tab/>p3.exp[k] = p1.exp[i];</text:p>
      <text:p text:style-name="Standard"><text:tab/><text:tab/><text:tab/>i++, j++, k++;</text:p>
      <text:p text:style-name="Standard"><text:tab/><text:tab/>}</text:p>
      <text:p text:style-name="Standard"><text:tab/><text:tab/></text:p>
      <text:p text:style-name="Standard"><text:tab/><text:tab/>else if (p1.exp[i] &gt; p2.exp[j])</text:p>
      <text:p text:style-name="Standard"><text:s/><text:tab/><text:tab/>{</text:p>
      <text:p text:style-name="Standard"><text:tab/><text:tab/><text:tab/>p3.exp[k] = p1.exp[i];</text:p>
      <text:p text:style-name="Standard"><text:tab/><text:tab/><text:tab/>p3.coeff[k] = p1.coeff[i];</text:p>
      <text:p text:style-name="Standard"><text:tab/><text:tab/><text:tab/>i++, k++;</text:p>
      <text:p text:style-name="Standard"><text:tab/><text:tab/>}</text:p>
      <text:p text:style-name="Standard"><text:tab/><text:tab/></text:p>
      <text:p text:style-name="Standard"><text:tab/><text:tab/>else</text:p>
      <text:p text:style-name="Standard"><text:tab/><text:tab/>{</text:p>
      <text:p text:style-name="Standard"><text:tab/><text:tab/><text:tab/>p3.exp[k] = p2.exp[j];</text:p>
      <text:p text:style-name="Standard"><text:tab/><text:tab/><text:tab/>p3.coeff[k] = p2.coeff[j];</text:p>
      <text:p text:style-name="Standard"><text:tab/><text:tab/><text:tab/>j++, k++;</text:p>
      <text:p text:style-name="Standard"><text:tab/><text:tab/>}</text:p>
      <text:p text:style-name="Standard"><text:tab/>}</text:p>
      <text:p text:style-name="Standard"><text:tab/></text:p>
      <text:p text:style-name="Standard"><text:tab/>printf("The sum of\n");</text:p>
      <text:p text:style-name="Standard"><text:tab/></text:p>
      <text:p text:style-name="Standard"><text:tab/>for(i=0;i&lt;t1;i++)</text:p>
      <text:p text:style-name="Standard"><text:tab/>{</text:p>
      <text:p text:style-name="Standard"><text:tab/><text:tab/>printf("(%dx^%d) ", p1.coeff[i], p1.exp[i]);</text:p>
      <text:p text:style-name="Standard"><text:tab/>}</text:p>
      <text:p text:style-name="Standard"><text:tab/></text:p>
      <text:p text:style-name="Standard"><text:tab/>printf("and\n");</text:p>
      <text:p text:style-name="Standard"><text:tab/></text:p>
      <text:p text:style-name="Standard"><text:tab/>for(j=0;j&lt;t2;j++)</text:p>
      <text:p text:style-name="Standard"><text:tab/>{</text:p>
      <text:p text:style-name="Standard"><text:tab/><text:tab/>printf("(%dx^%d) ", p2.coeff[j], p2.exp[j]);</text:p>
      <text:p text:style-name="Standard"><text:tab/>}</text:p>
      <text:p text:style-name="Standard"><text:tab/></text:p>
      <text:p text:style-name="Standard"><text:tab/>printf("is\n");</text:p>
      <text:p text:style-name="Standard"><text:tab/></text:p>
      <text:p text:style-name="Standard"><text:tab/>for(i=0;i&lt;k;i++)</text:p>
      <text:p text:style-name="Standard"><text:tab/>{</text:p>
      <text:p text:style-name="Standard"><text:tab/><text:tab/>printf("(%dx^%d) ", p3.coeff[i], p3.exp[i]);</text:p>
      <text:p text:style-name="Standard"><text:tab/>}</text:p>
      <text:p text:style-name="Standard"><text:tab/></text:p>
      <text:p text:style-name="Standard"><text:tab/>printf("\n");</text:p>
      <text:p text:style-name="Standard">}</text:p>
      <text:p text:style-name="Standard"/>
      <text:p text:style-name="Standard"/>
      <text:p text:style-name="Standard"/>
      <text:p text:style-name="P4"><text:soft-page-break/><text:span text:style-name="T2">SAMPLE OUTPUTS</text:span> :- </text:p>
      <text:p text:style-name="P4"/>
      <text:p text:style-name="P4">Enter the no. of terms in first polynomial</text:p>
      <text:p text:style-name="P4">3</text:p>
      <text:p text:style-name="P4">Enter the no. of terms in second polynomial</text:p>
      <text:p text:style-name="P4">5</text:p>
      <text:p text:style-name="P4">Enter the first polynomial (Eg:- ax^2 + b^x + c) in the decreasing order of the powers of the terms </text:p>
      <text:p text:style-name="P4">and in such a way that the coefficient of the first term (Here,a) is entered first </text:p>
      <text:p text:style-name="P4">and then the power of the variable in the same term (Here,2)</text:p>
      <text:p text:style-name="P4">3</text:p>
      <text:p text:style-name="P4">2</text:p>
      <text:p text:style-name="P4">4</text:p>
      <text:p text:style-name="P4">1</text:p>
      <text:p text:style-name="P4">5</text:p>
      <text:p text:style-name="P4">0</text:p>
      <text:p text:style-name="P4">Enter the second polynomial as mentioned above</text:p>
      <text:p text:style-name="P4">4</text:p>
      <text:p text:style-name="P4">10</text:p>
      <text:p text:style-name="P4">5</text:p>
      <text:p text:style-name="P4">5</text:p>
      <text:p text:style-name="P4">3</text:p>
      <text:p text:style-name="P4">2</text:p>
      <text:p text:style-name="P4">2</text:p>
      <text:p text:style-name="P4">1</text:p>
      <text:p text:style-name="P4">4</text:p>
      <text:p text:style-name="P4">0</text:p>
      <text:p text:style-name="P4">The sum of</text:p>
      <text:p text:style-name="P4">(3x^2) (4x^1) (5x^0) and</text:p>
      <text:p text:style-name="P4">(4x^10) (5x^5) (3x^2) (2x^1) (4x^0) is</text:p>
      <text:p text:style-name="P4">(4x^10) (5x^5) (6x^2) (6x^1) (9x^0) </text:p>
      <text:p text:style-name="P4"/>
      <text:p text:style-name="P4">Enter the no. of terms in first polynomial</text:p>
      <text:p text:style-name="P4">1</text:p>
      <text:p text:style-name="P4">Enter the no. of terms in second polynomial</text:p>
      <text:p text:style-name="P4">1</text:p>
      <text:p text:style-name="P4">Enter the first polynomial (Eg:- ax^2 + b^x + c) in the decreasing order of the powers of the terms </text:p>
      <text:p text:style-name="P4">and in such a way that the coefficient of the first term (Here,a) is entered first </text:p>
      <text:p text:style-name="P4">and then the power of the variable in the same term (Here,2)</text:p>
      <text:p text:style-name="P4">4</text:p>
      <text:p text:style-name="P4">4</text:p>
      <text:p text:style-name="P4">Enter the second polynomial as mentioned above</text:p>
      <text:p text:style-name="P4">3</text:p>
      <text:p text:style-name="P4">4</text:p>
      <text:p text:style-name="P4">The sum of</text:p>
      <text:p text:style-name="P4">(4x^4) and</text:p>
      <text:p text:style-name="P4">(3x^4) is</text:p>
      <text:p text:style-name="P4">(7x^4) </text:p>
      <text:p text:style-name="P4"/>
      <text:p text:style-name="P4">Enter the no. of terms in first polynomial</text:p>
      <text:p text:style-name="P4">3</text:p>
      <text:p text:style-name="P4">Enter the no. of terms in second polynomial</text:p>
      <text:p text:style-name="P4">2</text:p>
      <text:p text:style-name="P4"><text:soft-page-break/>Enter the first polynomial (Eg:- ax^2 + b^x + c) in the decreasing order of the powers of the terms </text:p>
      <text:p text:style-name="P4">and in such a way that the coefficient of the first term (Here,a) is entered first </text:p>
      <text:p text:style-name="P4">and then the power of the variable in the same term (Here,2)</text:p>
      <text:p text:style-name="P4">5</text:p>
      <text:p text:style-name="P4">5</text:p>
      <text:p text:style-name="P4">4</text:p>
      <text:p text:style-name="P4">4</text:p>
      <text:p text:style-name="P4">3</text:p>
      <text:p text:style-name="P4">3</text:p>
      <text:p text:style-name="P4">Enter the second polynomial as mentioned above</text:p>
      <text:p text:style-name="P4">2</text:p>
      <text:p text:style-name="P4">2</text:p>
      <text:p text:style-name="P4">1</text:p>
      <text:p text:style-name="P4">1</text:p>
      <text:p text:style-name="P4">The sum of</text:p>
      <text:p text:style-name="P4">(5x^5) (4x^4) (3x^3) and</text:p>
      <text:p text:style-name="P4">(2x^2) (1x^1) is</text:p>
      <text:p text:style-name="P4">(5x^5) (4x^4) (3x^3) (2x^2) (1x^1) </text:p>
      <text:p text:style-name="P4"/>
      <text:p text:style-name="P4">Enter the no. of terms in first polynomial</text:p>
      <text:p text:style-name="P4">3</text:p>
      <text:p text:style-name="P4">Enter the no. of terms in second polynomial</text:p>
      <text:p text:style-name="P4">3</text:p>
      <text:p text:style-name="P4">Enter the first polynomial (Eg:- ax^2 + b^x + c) in the decreasing order of the powers of the terms </text:p>
      <text:p text:style-name="P4">and in such a way that the coefficient of the first term (Here,a) is entered first </text:p>
      <text:p text:style-name="P4">and then the power of the variable in the same term (Here,2)</text:p>
      <text:p text:style-name="P4">6</text:p>
      <text:p text:style-name="P4">6</text:p>
      <text:p text:style-name="P4">5</text:p>
      <text:p text:style-name="P4">5</text:p>
      <text:p text:style-name="P4">4</text:p>
      <text:p text:style-name="P4">0</text:p>
      <text:p text:style-name="P4">Enter the second polynomial as mentioned above</text:p>
      <text:p text:style-name="P4">4</text:p>
      <text:p text:style-name="P4">3</text:p>
      <text:p text:style-name="P4">2</text:p>
      <text:p text:style-name="P4">1</text:p>
      <text:p text:style-name="P4">5</text:p>
      <text:p text:style-name="P4">0</text:p>
      <text:p text:style-name="P4">The sum of</text:p>
      <text:p text:style-name="P4">(6x^6) (5x^5) (4x^0) and</text:p>
      <text:p text:style-name="P4">(4x^3) (2x^1) (5x^0) is</text:p>
      <text:p text:style-name="P4">(6x^6) (5x^5) (4x^3) (2x^1) (9x^0) </text:p>
      <text:p text:style-name="P4"/>
      <text:p text:style-name="P4"/>
      <text:p text:style-name="P4"/>
      <text:p text:style-name="P5"><text:span text:style-name="T2">RESULT</text:span> :- Two polynomials are stored in an array and are added to obtain a resultant polynomial. All three polynomials are displaye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0T17:02:12.050438244</meta:creation-date>
    <dc:date>2020-09-20T23:55:08.266596041</dc:date>
    <meta:editing-duration>PT33M55S</meta:editing-duration>
    <meta:editing-cycles>18</meta:editing-cycles>
    <meta:generator>LibreOffice/6.4.5.2$Linux_X86_64 LibreOffice_project/40$Build-2</meta:generator>
    <meta:document-statistic meta:table-count="0" meta:image-count="0" meta:object-count="0" meta:page-count="5" meta:paragraph-count="218" meta:word-count="815" meta:character-count="4663" meta:non-whitespace-character-count="3816"/>
  </office:meta>
</office:document-meta>
</file>